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Courier, monospace"/>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paragraph-properties fo:line-height="150%"/>
      <style:text-properties fo:font-variant="normal" fo:text-transform="none" style:font-name="Courier 10 Pitch" fo:font-size="9.75pt" fo:font-style="normal"/>
    </style:style>
    <style:style style:name="P3" style:family="paragraph" style:parent-style-name="Text_20_body">
      <style:text-properties fo:font-weight="bold" style:font-weight-asian="bold" style:font-weight-complex="bold"/>
    </style:style>
    <style:style style:name="P4" style:family="paragraph" style:parent-style-name="Heading_20_2">
      <style:text-properties officeooo:paragraph-rsid="000bcf26"/>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ing a Sdcard linux distro from scratch on Ubuntu 12.04</text:h>
      <text:p text:style-name="Standard"/>
      <text:p text:style-name="Standard"><text:a xlink:type="simple" xlink:href="http://olimex.wordpress.com/2013/09/18/7795/">http://olimex.wordpress.com/2013/09/18/7795/</text:a></text:p>
      <text:p text:style-name="Standard"><text:a xlink:type="simple" xlink:href="http://linux-sunxi.org/FirstSteps">http://linux-sunxi.org/FirstSteps</text:a></text:p>
      <text:p text:style-name="Standard">http://olimex.wordpress.com/2013/11/05/building-the-ultimate-debian-sd-card-for-linux-with-kernel-3-4-for-a20-olinuxino-micro/</text:p>
      <text:p text:style-name="Standard"/>
      <text:p text:style-name="Standard"/>
      <text:h text:style-name="Heading_20_3" text:outline-level="3">1. Install the ARM toolchain</text:h>
      <text:p text:style-name="P1">$ sudo su</text:p>
      <text:p text:style-name="Text_20_body"># apt-get update</text:p>
      <text:p text:style-name="Text_20_body"># apt-get install gcc-4.6-arm-linux-gnueabihf ncurses-dev uboot-mkimage </text:p>
      <text:p text:style-name="Text_20_body"><text:s text:c="3"/>build-essential git</text:p>
      <text:p text:style-name="Text_20_body">We might need to have the following symbolic links (but not sure):</text:p>
      <text:p text:style-name="Text_20_body">/usr/bin/arm-linux-gnueabihf-gcc -&gt; /usr/bin/arm-linux-gnueabihf-gcc-4.6</text:p>
      <text:h text:style-name="Heading_20_3" text:outline-level="3">2. Building Uboot</text:h>
      <text:p text:style-name="Text_20_body"/>
      <text:p text:style-name="Text_20_body">Make working dir:</text:p>
      <text:p text:style-name="Preformatted_20_Text"># mkdir a20_kernel_3.4/</text:p>
      <text:p text:style-name="P1"># cd a20_kernel_3.4/</text:p>
      <text:p text:style-name="Text_20_body">Download u-boot sources:</text:p>
      <text:p text:style-name="P1"># git clone -b sunxi https://github.com/linux-sunxi/u-boot-sunxi.git</text:p>
      <text:p text:style-name="Text_20_body">The arm boards supported by sunxi uboot are in u-boot-sunxi/boards.cfg.</text:p>
      <text:p text:style-name="Text_20_body">With the following command you can start the uboot build:</text:p>
      <text:p text:style-name="Standard"># cd u-boot-sunxi</text:p>
      <text:p text:style-name="Text_20_body">#make a20-olinuxino_micro CROSS_COMPILE=arm-linux-gnueabihf-</text:p>
      <text:p text:style-name="Text_20_body"/>
      <text:p text:style-name="Text_20_body">At the end of the process you can check if everything is OK by</text:p>
      <text:p text:style-name="Preformatted_20_Text"># ls u-boot.bin u-boot-sunxi-with-spl.bin spl/sunxi-spl.bin spl/sunxi-spl.bin u-boot.bin u-boot-sunxi-with-spl.bin</text:p>
      <text:p text:style-name="Preformatted_20_Text"/>
      <text:p text:style-name="Preformatted_20_Text"/>
      <text:h text:style-name="Heading_20_3" text:outline-level="3">3. Building kernel</text:h>
      <text:p text:style-name="P1"># cd a20_kernel_3.4/</text:p>
      <text:p text:style-name="P1"><text:soft-page-break/>Download the kernel sources:</text:p>
      <text:p text:style-name="Preformatted_20_Text"># git clone https://github.com/linux-sunxi/linux-sunxi -b stage/sunxi-3.4</text:p>
      <text:p text:style-name="Preformatted_20_Text"># cd linux-sunxi/</text:p>
      <text:p text:style-name="Text_20_body">Here you need from a20 configuration file – olinuxinoa20_defconfig. The file contains all kernel module settings.</text:p>
      <text:p text:style-name="Text_20_body"/>
      <text:p text:style-name="Text_20_body">Download olinuxinoa20_defconfig: </text:p>
      <text:p text:style-name="Text_20_body"><text:a xlink:type="simple" xlink:href="https://docs.google.com/file/d/0B-bAEPML8fwldEVvU1hCZ29DODQ/edit?usp=sharing" office:target-frame-name="_blank" xlink:show="new">https://docs.google.com/file/d/0B-bAEPML8fwldEVvU1hCZ29DODQ/edit?usp=sharing</text:a></text:p>
      <text:p text:style-name="Text_20_body">then copy olinuxinoa20_defconfig file to configs directory:</text:p>
      <text:p text:style-name="P1"># cp olinuxinoa20_defconfig linux-sunxi/arch/arm/configs/.</text:p>
      <text:p text:style-name="Text_20_body">and make:</text:p>
      <text:p text:style-name="P1"># make ARCH=arm olinuxinoa20_defconfig</text:p>
      <text:p text:style-name="Text_20_body">The result should be configuration written to .config file.</text:p>
      <text:p text:style-name="Text_20_body"/>
      <text:p text:style-name="Text_20_body">If you wish to make your changes in the kernel configuration do:</text:p>
      <text:p text:style-name="P1"># make ARCH=arm menuconfig</text:p>
      <text:p text:style-name="Text_20_body">The menuconfig changes a .config text file, which you can view/edit even with a text editor like vi,nano.</text:p>
      <text:p text:style-name="Text_20_body"/>
      <text:p text:style-name="Text_20_body">Apply needed patches ( patch -p0 &lt; sunxi-i2c.patch) that might need to be downloaded.</text:p>
      <text:p text:style-name="Text_20_body"/>
      <text:p text:style-name="Text_20_body">Now you can continue with kernel image compiling</text:p>
      <text:p text:style-name="P1"># make ARCH=arm CROSS_COMPILE=arm-linux-gnueabihf- -j4 uImage modules</text:p>
      <text:p text:style-name="Text_20_body"/>
      <text:p text:style-name="P1"># make ARCH=arm CROSS_COMPILE=arm-linux-gnueabihf- INSTALL_MOD_PATH=output modules_install</text:p>
      <text:p text:style-name="Text_20_body">The uImage file is located in linux-sunxi/arch/arm/boot/</text:p>
      <text:p text:style-name="Text_20_body">The kernel modules are located in linux-sunxi/out/lib/modules/3.x.xx</text:p>
      <text:p text:style-name="Text_20_body">where 3.x.xx is kernel version</text:p>
      <text:p text:style-name="Text_20_body"/>
      <text:p text:style-name="Text_20_body"/>
      <text:h text:style-name="P4" text:outline-level="2"><text:soft-page-break/>4. Format and setu</text:h>
      <text:h text:style-name="P4" text:outline-level="2">p the SD-card</text:h>
      <text:p text:style-name="Text_20_body">We suggest 4GB class 10 micro sd-card but you can use any card between 4GB and 16GB.</text:p>
      <text:p text:style-name="Text_20_body">First we have to make the correct card partitions, this is done with fdisk.</text:p>
      <text:p text:style-name="Text_20_body">Plug SD card into your SD card reader and enter in the terminal</text:p>
      <text:p text:style-name="P1"># ls /dev/sd</text:p>
      <text:p text:style-name="Text_20_body">Then press two times &lt;TAB&gt; you will see a list of your sd devices like sda sdb sdc note that some of these devices may be your hard disk so make sure you know which one is your sd card before you proceed as you can damage your HDD if you choose the wrong sd-device. You can do this by unplugging your sd card reader and identify which “sd” devices remove from the list.</text:p>
      <text:p text:style-name="Text_20_body">Once you know which device is your sdcard like sda use this text instead of the sdX name in the references below:</text:p>
      <text:p text:style-name="Text_20_body"/>
      <text:p text:style-name="Preformatted_20_Text"># fdisk /dev/sdX</text:p>
      <text:p text:style-name="Preformatted_20_Text"/>
      <text:p text:style-name="Text_20_body">then do these steps:</text:p>
      <text:list xml:id="list7262675933970824548" text:style-name="L1">
        <text:list-item>
          <text:p text:style-name="P5">p<text:line-break/>will list your partitions</text:p>
          <text:p text:style-name="P5">if there are already partitions on your card do:</text:p>
        </text:list-item>
        <text:list-item>
          <text:p text:style-name="P6">d enter 1<text:line-break/>if you have more than one partitition press d while delete them all </text:p>
        </text:list-item>
        <text:list-item>
          <text:p text:style-name="P6">create the first partition, starting from 2048 (???)<text:line-break/>n enter p enter 1 enter enter +16M </text:p>
        </text:list-item>
        <text:list-item>
          <text:p text:style-name="P5">create second partition<text:line-break/>n enter p enter 2 enter enter enter</text:p>
          <text:p text:style-name="P5">then list the created partitions:<text:line-break/>p enter<text:line-break/>if you did everything correctly on 4GB card you should see something like:</text:p>
          <text:p text:style-name="P5">Disk /dev/sdg: 3980 MB, 3980394496 bytes<text:line-break/>123 heads, 62 sectors/track, 1019 cylinders, total 7774208 sectors<text:line-break/>Units = sectors of 1 * 512 = 512 bytes<text:line-break/>Sector size (logical/physical): 512 bytes / 512 bytes<text:line-break/>I/O size (minimum/optimal): 512 bytes / 512 bytes<text:line-break/>Disk identifier: 0×00000000</text:p>
          <text:p text:style-name="P5">Device Boot Start End Blocks Id System<text:line-break/>/dev/sdg1 2048 34815 16384 83 Linux<text:line-break/>/dev/sdg2 34816 7774207 3869696 83 Linux</text:p>
        </text:list-item>
        <text:list-item>
          <text:p text:style-name="P5">w </text:p>
          <text:p text:style-name="P5">write changes to sd card</text:p>
        </text:list-item>
      </text:list>
      <text:p text:style-name="Text_20_body"><text:soft-page-break/>now we have to format the file system on the card:</text:p>
      <text:p text:style-name="Text_20_body">the first partition should be vfat as this is FS which the Allwinner bootloader understands</text:p>
      <text:p text:style-name="P1"># mkfs.vfat /dev/sdX1</text:p>
      <text:p text:style-name="Text_20_body">the second should be normal Linux EXT3 FS</text:p>
      <text:p text:style-name="P1"># mkfs.ext3 /dev/sdX2</text:p>
      <text:h text:style-name="Heading_20_2" text:outline-level="2">5. Write the Uboot and sunxi-spl.bin</text:h>
      <text:p text:style-name="Text_20_body">You should be in /home/user/a20_kernel_3.4/ <text:s/>directory.<text:line-break/>Note that you have to write u-boot-sunxi-with-spl.bin in /dev/sdX (not sdX1 or sdX2)</text:p>
      <text:p text:style-name="P1"># dd if=u-boot-sunxi/u-boot-sunxi-with-spl.bin of=/dev/sdg bs=1024 seek=8</text:p>
      <text:h text:style-name="Heading_20_2" text:outline-level="2">6. Write kernel uImage you build to the SD-card</text:h>
      <text:p text:style-name="Text_20_body">You should be in the directory below</text:p>
      <text:p text:style-name="Preformatted_20_Text">/home/user/a20_kernel_3.4/ directory </text:p>
      <text:p text:style-name="P1"># mount /dev/sdX1 /mnt/sd</text:p>
      <text:p text:style-name="Text_20_body">copy the Kernel uImage to root directory in partition 1</text:p>
      <text:p text:style-name="P1"># cp linux-sunxi/arch/arm/boot/uImage /mnt/sd</text:p>
      <text:h text:style-name="Heading_20_2" text:outline-level="2">7. Write script.bin file</text:h>
      <text:p text:style-name="Text_20_body">script.bin is a file with very important configuration parameters like port GPIO assignments, DDR memory parameters, Video resolution etc,<text:line-break/>download the script.bin file from:</text:p>
      <text:p text:style-name="Text_20_body"><text:a xlink:type="simple" xlink:href="https://docs.google.com/file/d/0B-bAEPML8fwlbENYRHVJVXhrUmM/edit?usp=sharing" office:target-frame-name="_blank" xlink:show="new">https://docs.google.com/file/d/0B-bAEPML8fwlbENYRHVJVXhrUmM/edit?usp=sharing</text:a></text:p>
      <text:p text:style-name="Preformatted_20_Text"># cp script.bin /mnt/sd</text:p>
      <text:p text:style-name="Preformatted_20_Text"># sync</text:p>
      <text:p text:style-name="P1"># umount /dev/sdX1</text:p>
      <text:h text:style-name="Heading_20_2" text:outline-level="2">8. Debian rootfs</text:h>
      <text:p text:style-name="Text_20_body">The Linux Kernel and Uboot are ready, now we have need from Linux distribution rootfs.</text:p>
      <text:p text:style-name="Text_20_body">Basically the only difference between the different Linux distributions is the rootfs, so if you put Debian rootfs you will have Debian, if you put Ubuntu rootfs it will be Ubuntu etc.</text:p>
      <text:p text:style-name="Text_20_body">How to build one is a long topic, the good thing is that there are many already pre-built so we can just download one and use.</text:p>
      <text:p text:style-name="Text_20_body">exit the kernel directory</text:p>
      <text:p text:style-name="P1"># cd ..</text:p>
      <text:p text:style-name="Text_20_body"><text:soft-page-break/>You should be in the directory below</text:p>
      <text:p text:style-name="P1"># /home/user/a20_kernel_3.4/</text:p>
      <text:p text:style-name="Text_20_body">download debian rootfs – debian_34_fs.tgz from:</text:p>
      <text:p text:style-name="Text_20_body"><text:a xlink:type="simple" xlink:href="https://docs.google.com/file/d/0B-bAEPML8fwlZ3E1SnVNMDk4d2s/edit?usp=sharing">https://docs.google.com/file/d/0B-bAEPML8fwlZ3E1SnVNMDk4d2s/edit?usp=sharing</text:a></text:p>
      <text:p text:style-name="Text_20_body"/>
      <text:p text:style-name="P3">OR BeageBone Black Ubuntu Precise 12.04.3 LTS from :</text:p>
      <text:p text:style-name="P3">http://www.armhf.com/index.php/download/</text:p>
      <text:p text:style-name="Text_20_body"><text:span text:style-name="T1">the name of ROOTFS is: </text:span><text:a xlink:type="simple" xlink:href="http://s3.armhf.com/debian/precise/bone/ubuntu-precise-12.04.3-armhf-rootfs-3.8.13-bone30.tar.xz"><text:span text:style-name="T1">ubuntu-precise-12.04.3-armhf-rootfs-3.8.13-bone30.tar.xz</text:span></text:a></text:p>
      <text:p text:style-name="Text_20_body"/>
      <text:p text:style-name="Text_20_body"/>
      <text:p text:style-name="Text_20_body">mount your sd card EXT3 FS partition:</text:p>
      <text:p text:style-name="Preformatted_20_Text"># mkdir /mnt/sd</text:p>
      <text:p text:style-name="P1"># mount /dev/sdX2 /mnt/sd</text:p>
      <text:p text:style-name="Text_20_body">and unarchive the rootfs</text:p>
      <text:p text:style-name="Preformatted_20_Text"># tar xzvf debian_34_fs.tgz -C /mnt/sd</text:p>
      <text:p text:style-name="P1"># ls /mnt/sd</text:p>
      <text:p text:style-name="Text_20_body">the right result should be:</text:p>
      <text:p text:style-name="Preformatted_20_Text">bin dev home lost+found mnt proc run selinux sys usr</text:p>
      <text:p text:style-name="P1">boot etc lib media opt root sbin srv tmp var</text:p>
      <text:p text:style-name="Text_20_body">Now you have to replace the new generated kernel modules from</text:p>
      <text:p text:style-name="Preformatted_20_Text">/home/user/a20_kernel_3.4/linux-sunxi/out/lib/modules/ to the new debian file system</text:p>
      <text:p text:style-name="Preformatted_20_Text"># rm -rf /mnt/sd/lib/modules/3.4.43+/</text:p>
      <text:p text:style-name="Preformatted_20_Text"># cp -rfv linux-sunxi/out/lib/modules/3.x.xx+/ /mnt/sd/lib/modules/</text:p>
      <text:p text:style-name="Preformatted_20_Text"/>
      <text:p text:style-name="Preformatted_20_Text">where x.xx is the kernel version</text:p>
      <text:p text:style-name="Preformatted_20_Text">in our case:</text:p>
      <text:p text:style-name="P1"># cp -rfv linux-sunxi/out/lib/modules/3.4.61+/ /mnt/sd/lib/modules/</text:p>
      <text:p text:style-name="Text_20_body">replace /lib/firmware folder with the generated /linux-sunxi/out/firmware</text:p>
      <text:p text:style-name="Preformatted_20_Text">#rm -rf /mnt/sd/lib/firmware/</text:p>
      <text:p text:style-name="Preformatted_20_Text">#cp -rfv linux-sunxi/out/lib/firmware/ /mnt/sd/lib/</text:p>
      <text:p text:style-name="Preformatted_20_Text"># sync</text:p>
      <text:p text:style-name="P1"># umount /mnt/sd</text:p>
      <text:p text:style-name="Text_20_body">at this point you have Debian on your SD card second partition and<text:line-break/>you have an SD card ready to boot debian on A20-OLinuXino-Micro</text:p>
      <text:p text:style-name="Text_20_body">Note that if you want to use the Olimex’s USB-WIFI module(<text:a xlink:type="simple" xlink:href="https://www.olimex.com/Products/Modules/Ethernet/MOD-WIFI-RTL8188" office:target-frame-name="_blank" xlink:show="new">https://www.olimex.com/Products/Modules/Ethernet/MOD-WIFI-RTL8188</text:a>)<text:line-break/>you need to install realtek firmware</text:p>
      <text:p text:style-name="Text_20_body">for example:</text:p>
      <text:p text:style-name="Text_20_body"><text:soft-page-break/>connect LAN cable to the board</text:p>
      <text:p text:style-name="Preformatted_20_Text"># dhclient eth0</text:p>
      <text:p text:style-name="P1"># apt-get install firmware-realtek</text:p>
      <text:p text:style-name="P2">Connect USB-SERIAL-CABLE-F to UEXT Tx.Rx and GND, or connect a HDMI screen. Put the SD-card in A20-OLinuXino-Micro and apply 6-16V power, you should see Uboot and then Kernel messages on the console</text:p>
      <text:p text:style-name="Text_20_body">default username/password is : <text:span text:style-name="Strong_20_Emphasis">root / olimex</text:span></text:p>
      <text:p text:style-name="Text_20_body">The ready made image-4 is he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10 Pitch" svg:font-family="'Courier 10 Pitch', Courier, monospace"/>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i </meta:initial-creator>
    <meta:creation-date>2013-11-22T11:23:35</meta:creation-date>
    <dc:date>2014-03-28T20:51:29</dc:date>
    <dc:creator>roni </dc:creator>
    <meta:editing-duration>PT2H31M15S</meta:editing-duration>
    <meta:editing-cycles>5</meta:editing-cycles>
    <meta:generator>LibreOffice/4.0.4.2$Linux_X86_64 LibreOffice_project/400m0$Build-2</meta:generator>
    <meta:document-statistic meta:table-count="0" meta:image-count="0" meta:object-count="0" meta:page-count="6" meta:paragraph-count="129" meta:word-count="1047" meta:character-count="7271" meta:non-whitespace-character-count="6346"/>
  </office:meta>
</office:document-meta>
</file>